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33333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33333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333333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2cm" svg:stroke-color="#333333" draw:marker-start="" draw:marker-start-width="0.61cm" draw:marker-end="Rounded_20_short_20_Arrow" draw:marker-end-width="0.254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51cm" svg:stroke-color="#80808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808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80808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80808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2cm" draw:marker-start="" draw:marker-start-width="0.61cm" draw:marker-end="Rounded_20_short_20_Arrow" draw:marker-end-width="0.254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143cm"/>
    </style:style>
    <style:style style:name="gr16" style:family="graphic" style:parent-style-name="objectwithoutfill">
      <style:graphic-properties svg:stroke-width="0.102cm" svg:stroke-color="#333333" draw:marker-start-width="0.509cm" draw:marker-end="Rounded_20_short_20_Arrow" draw:marker-end-width="0.254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0pt" style:font-size-asian="10pt" style:font-size-complex="10pt"/>
    </style:style>
    <style:style style:name="P3" style:family="paragraph">
      <style:paragraph-properties fo:text-align="center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Ubuntu" fo:font-size="10pt" style:font-size-asian="10pt" style:font-size-complex="10pt"/>
    </style:style>
    <style:style style:name="T2" style:family="text">
      <style:text-properties style:text-position="super 58%" style:font-name="Ubuntu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 style:font-name="Ubuntu" fo:font-size="10pt" style:font-size-asian="10pt" style:font-size-complex="10pt"/>
    </style:style>
    <style:style style:name="T5" style:family="text">
      <style:text-properties style:text-position="0% 100%" style:font-name="Ubuntu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12.954cm" svg:y="9.419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016cm" svg:height="1.016cm" svg:x="10.922cm" svg:y="9.419cm">
          <text:p text:style-name="P1"><text:span text:style-name="T2">o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2.032cm" svg:height="1.016cm" svg:x="7.112cm" svg:y="3.45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9.144cm" svg:y="3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0.16cm" svg:y="3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11.176cm" svg:y="3.4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0.254cm" svg:height="0.254cm" svg:x="9.525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254cm" svg:height="0.254cm" svg:x="10.541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1.016cm" svg:x="5.207cm" svg:y="5.60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016cm" svg:x="7.239cm" svg:y="5.609cm">
          <text:p text:style-name="P1"><text:span text:style-name="T1">18.5</text:span><text:span text:style-name="T4">o </text:span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048cm" svg:height="1.016cm" svg:x="2.159cm" svg:y="5.609cm">
          <text:p text:style-name="P1"><text:span text:style-name="T1">Sensor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016cm" svg:height="1.016cm" svg:x="12.192cm" svg:y="5.60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1.016cm" svg:x="9.144cm" svg:y="5.609cm">
          <text:p text:style-name="P1"><text:span text:style-name="T1">SensorRea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016cm" svg:x="14.224cm" svg:y="5.609cm">
          <text:p text:style-name="P1"><text:span text:style-name="T1">88%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668cm" svg:y1="4.085cm" svg:x2="10.668cm" svg:y2="5.609cm" draw:start-shape="id1" draw:start-glue-point="8" draw:end-shape="id2" draw:end-glue-point="0" svg:d="M10668 4085v1524" svg:viewBox="0 0 1 1525">
          <text:p/>
        </draw:connector>
        <draw:connector draw:style-name="gr7" draw:text-style-name="P1" draw:layer="layout" draw:line-skew="0.139cm" svg:x1="9.652cm" svg:y1="4.085cm" svg:x2="3.683cm" svg:y2="5.609cm" draw:start-shape="id3" draw:start-glue-point="8" draw:end-shape="id4" svg:d="M9652 4085v889h-5969v635" svg:viewBox="0 0 5970 1525">
          <text:p/>
        </draw:connector>
        <draw:custom-shape draw:style-name="gr2" draw:text-style-name="P2" draw:layer="layout" svg:width="2.032cm" svg:height="1.016cm" svg:x="2.159cm" svg:y="3.45cm"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4.191cm" svg:y="3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0.254cm" svg:height="0.254cm" svg:x="4.572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826cm" svg:y1="3.958cm" svg:x2="7.112cm" svg:y2="3.958cm" draw:start-shape="id5" draw:start-glue-point="10" draw:end-shape="id6" draw:end-glue-point="3" svg:d="M4826 3958h2286" svg:viewBox="0 0 2287 1">
          <text:p/>
        </draw:connector>
        <draw:custom-shape draw:style-name="gr8" draw:text-style-name="P2" draw:layer="layout" svg:width="1.016cm" svg:height="1.016cm" svg:x="5.715cm" svg:y="15.00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016cm" svg:height="1.016cm" svg:x="6.731cm" svg:y="15.007cm">
          <text:p text:style-name="P1"><text:span text:style-name="T2">o</text:span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016cm" svg:x="7.747cm" svg:y="15.007cm">
          <text:p text:style-name="P1"><text:span text:style-name="T1">18.5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16cm" svg:height="1.016cm" svg:x="9.271cm" svg:y="15.0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016cm" svg:height="1.016cm" svg:x="10.287cm" svg:y="15.007cm">
          <text:p text:style-name="P1"><text:span text:style-name="T3">Hu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016cm" svg:x="11.303cm" svg:y="15.007cm">
          <text:p text:style-name="P1"><text:span text:style-name="T1">88%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1.016cm" svg:x="2cm" svg:y="15.007cm"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1.016cm" svg:x="4.032cm" svg:y="15.0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0.254cm" svg:height="0.254cm" svg:x="4.445cm" svg:y="1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4.699cm" svg:y1="15.515cm" svg:x2="5.715cm" svg:y2="15.515cm" draw:start-shape="id7" draw:start-glue-point="10" draw:end-shape="id8" svg:d="M4699 15515h1016" svg:viewBox="0 0 1017 1">
          <text:p/>
        </draw:connector>
        <draw:custom-shape draw:style-name="gr9" draw:text-style-name="P2" draw:layer="layout" svg:width="1.016cm" svg:height="1.016cm" svg:x="12.827cm" svg:y="15.00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4" draw:text-style-name="P1" xml:id="id8" draw:id="id8" draw:layer="layout" svg:x1="5.715cm" svg:y1="15.007cm" svg:x2="5.715cm" svg:y2="16.023cm">
          <text:p/>
        </draw:line>
        <draw:line draw:style-name="gr14" draw:text-style-name="P1" draw:layer="layout" svg:x1="9.271cm" svg:y1="15.007cm" svg:x2="9.271cm" svg:y2="16.023cm">
          <text:p/>
        </draw:line>
        <draw:line draw:style-name="gr14" draw:text-style-name="P1" draw:layer="layout" svg:x1="12.827cm" svg:y1="15.007cm" svg:x2="12.827cm" svg:y2="16.023cm">
          <text:p/>
        </draw:line>
        <draw:custom-shape draw:style-name="gr3" draw:text-style-name="P1" draw:layer="layout" svg:width="1.016cm" svg:height="1.016cm" svg:x="4.953cm" svg:y="10.8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0.254cm" svg:height="0.254cm" svg:x="5.334cm" svg:y="11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5.969cm" svg:y="10.8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0.254cm" svg:height="0.254cm" svg:x="6.35cm" svg:y="11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6.985cm" svg:y="10.8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0.254cm" svg:height="0.254cm" svg:x="7.366cm" svg:y="11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7.62cm" svg:y1="11.324cm" svg:x2="8.89cm" svg:y2="11.324cm" draw:start-shape="id9" draw:start-glue-point="10" draw:end-shape="id10" draw:end-glue-point="3" svg:d="M7620 11324h1270" svg:viewBox="0 0 1271 1">
          <text:p/>
        </draw:connector>
        <draw:custom-shape draw:style-name="gr1" draw:text-style-name="P4" draw:layer="layout" svg:width="1.016cm" svg:height="1.016cm" svg:x="11.938cm" svg:y="9.419cm">
          <text:p text:style-name="P1"><text:span text:style-name="T3">Hum</text:span></text:p>
          <draw:enhanced-geometry svg:viewBox="0 0 21600 21600" draw:type="rectangle" draw:enhanced-path="M 0 0 L 21600 0 21600 21600 0 21600 0 0 Z N"/>
        </draw:custom-shape>
        <draw:frame draw:style-name="gr15" draw:layer="layout" svg:width="16.637cm" svg:height="1.673cm" svg:x="1.778cm" svg:y="0.91cm">
          <draw:text-box>
            <text:p>case class Event(timestamp: Int, type: Int, value: Float) </text:p>
            <text:p>val v: Vector[Event]</text:p>
          </draw:text-box>
        </draw:frame>
        <draw:custom-shape draw:style-name="gr6" draw:text-style-name="P2" draw:layer="layout" svg:width="1.016cm" svg:height="1.016cm" svg:x="10.922cm" svg:y="8.02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16cm" svg:height="1.016cm" svg:x="11.938cm" svg:y="8.02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16cm" svg:height="1.016cm" svg:x="12.954cm" svg:y="8.0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016cm" svg:x="10.922cm" svg:y="10.816cm">
          <text:p text:style-name="P1"><text:span text:style-name="T1">18.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016cm" svg:x="12.446cm" svg:y="10.816cm">
          <text:p text:style-name="P1"><text:span text:style-name="T1">0.8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016cm" svg:x="13.97cm" svg:y="10.81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6.223cm" svg:y="5.609cm">
          <text:p text:style-name="P1"><text:span text:style-name="T2">o</text:span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208cm" svg:y="5.609cm">
          <text:p text:style-name="P1"><text:span text:style-name="T3">Hum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s" svg:x1="6.477cm" svg:y1="11.197cm" svg:x2="8.89cm" svg:y2="9.927cm" draw:start-shape="id11" draw:start-glue-point="4" draw:end-shape="id12" svg:d="M6477 11197v-501l1887-769h526" svg:viewBox="0 0 2414 1271">
          <text:p/>
        </draw:connector>
        <draw:connector draw:style-name="gr16" draw:text-style-name="P1" draw:layer="layout" draw:type="lines" draw:line-skew="-0.896cm" svg:x1="5.461cm" svg:y1="11.197cm" svg:x2="8.89cm" svg:y2="8.53cm" draw:start-shape="id13" draw:start-glue-point="4" draw:end-shape="id14" svg:d="M5461 11197v-1397l2903-1270h526" svg:viewBox="0 0 3430 2668">
          <text:p/>
        </draw:connector>
        <draw:custom-shape draw:style-name="gr2" draw:text-style-name="P2" xml:id="id14" draw:id="id14" draw:layer="layout" svg:width="2.032cm" svg:height="1.016cm" svg:x="8.89cm" svg:y="8.022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032cm" svg:height="1.016cm" svg:x="8.89cm" svg:y="9.419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032cm" svg:height="1.016cm" svg:x="8.89cm" svg:y="10.816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016cm" svg:x="1.905cm" svg:y="10.816cm">
          <text:p text:style-name="P1"><text:span text:style-name="T1">RowVecto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1cm" fo:margin-bottom="1.00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9:30:45.999797373</meta:creation-date>
    <dc:date>2015-06-13T02:26:04.270534815</dc:date>
    <meta:editing-duration>PT1H29M16S</meta:editing-duration>
    <meta:editing-cycles>13</meta:editing-cycles>
    <meta:generator>LibreOffice/4.2.8.2$Linux_X86_64 LibreOffice_project/420m0$Build-2</meta:generator>
    <meta:document-statistic meta:object-count="57"/>
  </office:meta>
</office:document-meta>
</file>